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ERDURA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ódigo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Bult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Precio/kg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23412" calcext:value-type="float">
            <text:p>123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23413" calcext:value-type="float">
            <text:p>123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3414" calcext:value-type="float">
            <text:p>123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23415" calcext:value-type="float">
            <text:p>123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23416" calcext:value-type="float">
            <text:p>12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23417" calcext:value-type="float">
            <text:p>123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23418" calcext:value-type="float">
            <text:p>123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2:34:02.012000000</meta:creation-date>
    <meta:generator>LibreOffice/7.3.0.3$Windows_X86_64 LibreOffice_project/0f246aa12d0eee4a0f7adcefbf7c878fc2238db3</meta:generator>
    <dc:date>2022-10-15T15:21:53.158000000</dc:date>
    <meta:editing-duration>PT2H37M40S</meta:editing-duration>
    <meta:editing-cycles>2</meta:editing-cycles>
    <meta:document-statistic meta:table-count="1" meta:cell-count="25" meta:object-count="0"/>
  </office:meta>
</office:document-meta>
</file>